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Console" svg:font-family="'Lucida Console', Courier, 'Courier New'"/>
    <style:font-face style:name="OpenSymbol" svg:font-family="OpenSymbol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660066" style:font-name="Lucida Console" fo:font-size="9pt" fo:letter-spacing="normal" fo:font-style="normal" fo:font-weight="normal"/>
    </style:style>
    <style:style style:name="T1" style:family="text">
      <style:text-properties fo:color="#000000" style:font-name="Times New Roman" fo:font-size="12pt" style:font-size-asian="12pt" style:font-size-complex="12pt"/>
    </style:style>
    <style:style style:name="T2" style:family="text">
      <style:text-properties fo:color="#000000" style:text-line-through-style="solid"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d and Colby:</text:p>
      <text:p text:style-name="P1"><text:tab/><text:span text:style-name="T1">- Ability to cut and paste into the address fields.<text:line-break/><text:tab/>- Documentation on how to reuse the image directory so that they do not have to convert the <text:tab/>movie file every time.<text:line-break/><text:tab/>- Increase in the number of points used to calibrate the image in order to reduce error. (For <text:tab/>example using five points on the dowel instead of two in<text:line-break/><text:tab/>order to calculate the pixel to centimeter conversion).<text:line-break/><text:tab/>- A button (or something similar) that will clean up the image directory to help save disk space.<text:line-break/><text:tab/></text:span><text:span text:style-name="T2">- Output a final text file instead of printing the distance results to the screen</text:span></text:p>
      <text:p text:style-name="P1"><text:span text:style-name="T1"/></text:p>
      <text:p text:style-name="P1"><text:span text:style-name="T1"/></text:p>
      <text:p text:style-name="P1"><text:span text:style-name="T1">Tim:</text:span></text:p>
      <text:p text:style-name="P1"><text:span text:style-name="T1"><text:tab/>-Save points with dots</text:span></text:p>
      <text:p text:style-name="P1"><text:span text:style-name="T1"><text:tab/>-Add user-defined point types</text:span></text:p>
      <text:p text:style-name="P1"><text:span text:style-name="T1"><text:tab/>-Add hotkeys to UI</text:span></text:p>
      <text:p text:style-name="P1"><text:span text:style-name="T1"><text:tab/>-Better final text formatting if needed</text:span></text:p>
      <text:p text:style-name="P1"><text:span text:style-name="T1"><text:tab/>-Rules</text:span></text:p>
      <text:p text:style-name="P1"><text:span text:style-name="T1"/></text:p>
      <text:p text:style-name="P1"><text:span text:style-name="T1">Dirk: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Console" svg:font-family="'Lucida Console', Courier, 'Courier New'"/>
    <style:font-face style:name="OpenSymbol" svg:font-family="OpenSymbol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oor</meta:initial-creator>
    <meta:creation-date>2010-10-20T01:52:58</meta:creation-date>
    <meta:document-statistic meta:table-count="0" meta:image-count="0" meta:object-count="0" meta:page-count="1" meta:paragraph-count="9" meta:word-count="126" meta:character-count="704"/>
    <dc:date>2010-10-20T02:04:54</dc:date>
    <dc:creator>Tim Door</dc:creator>
    <meta:editing-duration>PT00H11M56S</meta:editing-duration>
    <meta:editing-cycles>1</meta:editing-cycles>
    <meta:generator>OpenOffice.org/3.2$Unix OpenOffice.org_project/320m18$Build-9502</meta:generator>
  </office:meta>
</office:document-meta>
</file>